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610eb" officeooo:paragraph-rsid="000610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10eb" officeooo:paragraph-rsid="000610eb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610eb" officeooo:paragraph-rsid="000610e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610eb" officeooo:paragraph-rsid="000610e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weight="normal" officeooo:rsid="000610eb" officeooo:paragraph-rsid="000610e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610eb" officeooo:paragraph-rsid="000610eb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fo:font-weight="normal" officeooo:rsid="000610eb" officeooo:paragraph-rsid="000610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7cf36" officeooo:paragraph-rsid="0007cf36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fo:font-weight="normal" officeooo:rsid="0007cf36" officeooo:paragraph-rsid="0007cf36" style:font-weight-asian="normal" style:font-weight-complex="normal"/>
    </style:style>
    <style:style style:name="P10" style:family="paragraph" style:parent-style-name="Standard">
      <style:text-properties fo:color="#000000" fo:font-weight="normal" officeooo:rsid="0007cf36" officeooo:paragraph-rsid="0007cf36" style:font-weight-asian="normal" style:font-weight-complex="normal"/>
    </style:style>
    <style:style style:name="P11" style:family="paragraph" style:parent-style-name="Standard">
      <style:text-properties fo:color="#000000" fo:font-weight="normal" officeooo:rsid="00097087" officeooo:paragraph-rsid="00097087" style:font-weight-asian="normal" style:font-weight-complex="normal"/>
    </style:style>
    <style:style style:name="P12" style:family="paragraph" style:parent-style-name="Standard">
      <style:text-properties fo:color="#000000" fo:font-weight="normal" officeooo:rsid="0009f678" officeooo:paragraph-rsid="0009f678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/>
    </style:style>
    <style:style style:name="P16" style:family="paragraph" style:parent-style-name="Standard">
      <style:paragraph-properties fo:text-align="center" style:justify-single-word="false"/>
      <style:text-properties fo:color="#000000" fo:font-weight="bold" officeooo:rsid="0007cf36" officeooo:paragraph-rsid="0007cf36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 style:font-weight-complex="bold"/>
    </style:style>
    <style:style style:name="T1" style:family="text">
      <style:text-properties fo:color="#ff0000" style:font-name="Monospace" fo:font-size="10pt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WEB </text:p>
      <text:p text:style-name="P1">Sprawozdanie lista 4</text:p>
      <text:p text:style-name="P4"/>
      <text:p text:style-name="P2">Zad. 1</text:p>
      <text:p text:style-name="P2"/>
      <text:p text:style-name="P2">Klasy (75) :</text:p>
      <text:list xml:id="list304241241725529519" text:style-name="L1">
        <text:list-item>
          <text:p text:style-name="P5"><text:span text:style-name="T3">DuzaMoc, </text:span></text:p>
        </text:list-item>
        <text:list-item>
          <text:p text:style-name="P13"><text:span text:style-name="T3">SkrzyniaBiegowManulana, </text:span></text:p>
        </text:list-item>
        <text:list-item>
          <text:p text:style-name="P13"><text:span text:style-name="T3">SamochodCabrio, </text:span></text:p>
        </text:list-item>
        <text:list-item>
          <text:p text:style-name="P13"><text:span text:style-name="T3">SamochodOkreslonegoTypu, </text:span></text:p>
        </text:list-item>
        <text:list-item>
          <text:p text:style-name="P13"><text:span text:style-name="T3">SamochodDostawczy, </text:span></text:p>
        </text:list-item>
        <text:list-item>
          <text:p text:style-name="P13"><text:span text:style-name="T3">PartycjaWartosci, </text:span></text:p>
        </text:list-item>
        <text:list-item>
          <text:p text:style-name="P13"><text:span text:style-name="T3">SilnikElektryczny, </text:span></text:p>
        </text:list-item>
        <text:list-item>
          <text:p text:style-name="P13"><text:span text:style-name="T3">SamochodMiniVan, </text:span></text:p>
        </text:list-item>
        <text:list-item>
          <text:p text:style-name="P13"><text:span text:style-name="T3">SilnikWankla, </text:span></text:p>
        </text:list-item>
        <text:list-item>
          <text:p text:style-name="P13"><text:span text:style-name="T3">BardzoDuzaMoc, </text:span></text:p>
        </text:list-item>
        <text:list-item>
          <text:p text:style-name="P13"><text:span text:style-name="T3">Wyposazenie, </text:span></text:p>
        </text:list-item>
        <text:list-item>
          <text:p text:style-name="P13"><text:span text:style-name="T3">SamochodOSredniejMocy, </text:span></text:p>
        </text:list-item>
        <text:list-item>
          <text:p text:style-name="P13"><text:span text:style-name="T3">NadwozieHotHatch, </text:span></text:p>
        </text:list-item>
        <text:list-item>
          <text:p text:style-name="P13"><text:span text:style-name="T3">NiskaMoc, </text:span></text:p>
        </text:list-item>
        <text:list-item>
          <text:p text:style-name="P13"><text:span text:style-name="T3">SmochodRajdowy, </text:span></text:p>
        </text:list-item>
        <text:list-item>
          <text:p text:style-name="P13"><text:span text:style-name="T3">Ferrari, </text:span></text:p>
        </text:list-item>
        <text:list-item>
          <text:p text:style-name="P13"><text:span text:style-name="T3">SamochodHotHatch, </text:span></text:p>
        </text:list-item>
        <text:list-item>
          <text:p text:style-name="P13"><text:span text:style-name="T3">SamochodMiejski, </text:span></text:p>
        </text:list-item>
        <text:list-item>
          <text:p text:style-name="P13"><text:span text:style-name="T3">NadwozieMiniVan, </text:span></text:p>
        </text:list-item>
        <text:list-item>
          <text:p text:style-name="P13"><text:span text:style-name="T3">PartycjaWartosciMocy, </text:span></text:p>
        </text:list-item>
        <text:list-item>
          <text:p text:style-name="P13"><text:span text:style-name="T3">NadwozieHatchBack, </text:span></text:p>
        </text:list-item>
        <text:list-item>
          <text:p text:style-name="P13"><text:span text:style-name="T3">SamochodEkonomiczny, </text:span></text:p>
        </text:list-item>
        <text:list-item>
          <text:p text:style-name="P13"><text:span text:style-name="T3">Kolo, </text:span></text:p>
        </text:list-item>
        <text:list-item>
          <text:p text:style-name="P13"><text:span text:style-name="T3">NadwozieVan, </text:span></text:p>
        </text:list-item>
        <text:list-item>
          <text:p text:style-name="P13"><text:span text:style-name="T3">SilnikDiesla, </text:span></text:p>
        </text:list-item>
        <text:list-item>
          <text:p text:style-name="P13"><text:span text:style-name="T3">SamochodOBardzoDuzejMocy, </text:span></text:p>
        </text:list-item>
        <text:list-item>
          <text:p text:style-name="P13"><text:span text:style-name="T3">SamochodyFrancuskie, </text:span></text:p>
        </text:list-item>
        <text:list-item>
          <text:p text:style-name="P13"><text:span text:style-name="T3">Ford, </text:span></text:p>
        </text:list-item>
        <text:list-item>
          <text:p text:style-name="P13"><text:span text:style-name="T3">SamochodOMalejMocy, </text:span></text:p>
        </text:list-item>
        <text:list-item>
          <text:p text:style-name="P13"><text:span text:style-name="T3">SamochodyJaponskie, </text:span></text:p>
        </text:list-item>
        <text:list-item>
          <text:p text:style-name="P13"><text:span text:style-name="T3">SamochodCombiDiesel, </text:span></text:p>
        </text:list-item>
        <text:list-item>
          <text:p text:style-name="P13"><text:span text:style-name="T3">SkrzyniaBiegow, </text:span></text:p>
        </text:list-item>
        <text:list-item>
          <text:p text:style-name="P13"><text:span text:style-name="T3">Samochod, </text:span></text:p>
        </text:list-item>
        <text:list-item>
          <text:p text:style-name="P13"><text:span text:style-name="T3">SamochodyPolskie, </text:span></text:p>
        </text:list-item>
        <text:list-item>
          <text:p text:style-name="P13"><text:span text:style-name="T3">Country, </text:span></text:p>
        </text:list-item>
        <text:list-item>
          <text:p text:style-name="P13"><text:span text:style-name="T3">ZawieszenieSportowe, </text:span></text:p>
        </text:list-item>
        <text:list-item>
          <text:p text:style-name="P13"><text:span text:style-name="T3">Mercedes, </text:span></text:p>
        </text:list-item>
        <text:list-item>
          <text:p text:style-name="P13"><text:span text:style-name="T3">Zawieszenie, </text:span></text:p>
        </text:list-item>
        <text:list-item>
          <text:p text:style-name="P13"><text:span text:style-name="T3">Warszawa, </text:span></text:p>
        </text:list-item>
        <text:list-item>
          <text:p text:style-name="P13"><text:span text:style-name="T3">Porshe, </text:span></text:p>
        </text:list-item>
        <text:list-item>
          <text:p text:style-name="P13"><text:span text:style-name="T3">SamochodHatchBack, </text:span></text:p>
        </text:list-item>
        <text:list-item>
          <text:p text:style-name="P13"><text:span text:style-name="T3">Mitshubishi, </text:span></text:p>
        </text:list-item>
        <text:list-item>
          <text:p text:style-name="P13"><text:span text:style-name="T3">SamochodNieEkonomiczny, </text:span></text:p>
        </text:list-item>
        <text:list-item>
          <text:p text:style-name="P13"><text:soft-page-break/><text:span text:style-name="T3">SamochodZOkreslonegoKraju, </text:span></text:p>
        </text:list-item>
        <text:list-item>
          <text:p text:style-name="P13"><text:span text:style-name="T3">WymagalnoscPrzezNormyISO, </text:span></text:p>
        </text:list-item>
        <text:list-item>
          <text:p text:style-name="P13"><text:span text:style-name="T3">Citroen, </text:span></text:p>
        </text:list-item>
        <text:list-item>
          <text:p text:style-name="P13"><text:span text:style-name="T3">Silnik, </text:span></text:p>
        </text:list-item>
        <text:list-item>
          <text:p text:style-name="P13"><text:span text:style-name="T3">NadwozieSUV, </text:span></text:p>
        </text:list-item>
        <text:list-item>
          <text:p text:style-name="P13"><text:span text:style-name="T3">SamochodRodzinny, </text:span></text:p>
        </text:list-item>
        <text:list-item>
          <text:p text:style-name="P13"><text:span text:style-name="T3">WyposazenieKomfortowe, </text:span></text:p>
        </text:list-item>
        <text:list-item>
          <text:p text:style-name="P13"><text:span text:style-name="T3">SredniaMoc, </text:span></text:p>
        </text:list-item>
        <text:list-item>
          <text:p text:style-name="P13"><text:span text:style-name="T3">SamochodSUV, </text:span></text:p>
        </text:list-item>
        <text:list-item>
          <text:p text:style-name="P13"><text:span text:style-name="T3">SamochodOkreslonejMarki, </text:span></text:p>
        </text:list-item>
        <text:list-item>
          <text:p text:style-name="P13"><text:span text:style-name="T3">Fiat, </text:span></text:p>
        </text:list-item>
        <text:list-item>
          <text:p text:style-name="P13"><text:span text:style-name="T3">Thing, </text:span></text:p>
        </text:list-item>
        <text:list-item>
          <text:p text:style-name="P13"><text:span text:style-name="T3">ZawieszenieStandardowe, </text:span></text:p>
        </text:list-item>
        <text:list-item>
          <text:p text:style-name="P13"><text:span text:style-name="T3">SamochodWyczynowy, </text:span></text:p>
        </text:list-item>
        <text:list-item>
          <text:p text:style-name="P13"><text:span text:style-name="T3">NadwozieCombi, </text:span></text:p>
        </text:list-item>
        <text:list-item>
          <text:p text:style-name="P13"><text:span text:style-name="T3">SilnikBenzynowy, </text:span></text:p>
        </text:list-item>
        <text:list-item>
          <text:p text:style-name="P13"><text:span text:style-name="T3">WyposazenieDodatkowe, </text:span></text:p>
        </text:list-item>
        <text:list-item>
          <text:p text:style-name="P13"><text:span text:style-name="T3">Smart, </text:span></text:p>
        </text:list-item>
        <text:list-item>
          <text:p text:style-name="P13"><text:span text:style-name="T3">SamochodyNiemieckie, </text:span></text:p>
        </text:list-item>
        <text:list-item>
          <text:p text:style-name="P13"><text:span text:style-name="T3">NadwozieSedan, </text:span></text:p>
        </text:list-item>
        <text:list-item>
          <text:p text:style-name="P13"><text:span text:style-name="T3">SkrzyniaBiegowAutomatyczna, </text:span></text:p>
        </text:list-item>
        <text:list-item>
          <text:p text:style-name="P13"><text:span text:style-name="T3">SilnikBoxer, </text:span></text:p>
        </text:list-item>
        <text:list-item>
          <text:p text:style-name="P13"><text:span text:style-name="T3">SamochodTerenowy, </text:span></text:p>
        </text:list-item>
        <text:list-item>
          <text:p text:style-name="P13"><text:span text:style-name="T3">SamochodSedan, </text:span></text:p>
        </text:list-item>
        <text:list-item>
          <text:p text:style-name="P13"><text:span text:style-name="T3">WyposazenieStandardowe, </text:span></text:p>
        </text:list-item>
        <text:list-item>
          <text:p text:style-name="P13"><text:span text:style-name="T3">Nadwozie, </text:span></text:p>
        </text:list-item>
        <text:list-item>
          <text:p text:style-name="P13"><text:span text:style-name="T3">NadwozieCabrio, </text:span></text:p>
        </text:list-item>
        <text:list-item>
          <text:p text:style-name="P13"><text:span text:style-name="T3">SamochodODuzejMocy, </text:span></text:p>
        </text:list-item>
        <text:list-item>
          <text:p text:style-name="P13"><text:span text:style-name="T3">SamochodVan, </text:span></text:p>
        </text:list-item>
        <text:list-item>
          <text:p text:style-name="P13"><text:span text:style-name="T3">ZawieszenieTerenowe, </text:span></text:p>
        </text:list-item>
        <text:list-item>
          <text:p text:style-name="P13"><text:span text:style-name="T3">SamochodyWloskie, </text:span></text:p>
        </text:list-item>
        <text:list-item>
          <text:p text:style-name="P3"><text:span text:style-name="T2">SamochodCombiBenzynowy</text:span><text:span text:style-name="T1"> </text:span></text:p>
        </text:list-item>
      </text:list>
      <text:p text:style-name="P2"><text:span text:style-name="T1"/></text:p>
      <text:p text:style-name="P6"><text:span text:style-name="T3">Zad 2.</text:span></text:p>
      <text:p text:style-name="P6"><text:span text:style-name="T3">Własności użyte w ontologii (20):</text:span></text:p>
      <text:p text:style-name="P6"><text:span text:style-name="T3"/></text:p>
      <text:list xml:id="list4204338195884091544" text:style-name="L2">
        <text:list-item>
          <text:p text:style-name="P7"><text:span text:style-name="T3">posiadaPodwozie, </text:span></text:p>
        </text:list-item>
        <text:list-item>
          <text:p text:style-name="P14"><text:span text:style-name="T3">pochodziZ, </text:span></text:p>
        </text:list-item>
        <text:list-item>
          <text:p text:style-name="P14"><text:span text:style-name="T3">posiadaMoc, </text:span></text:p>
        </text:list-item>
        <text:list-item>
          <text:p text:style-name="P14"><text:span text:style-name="T3">jestNadwoziemSamochodu, </text:span></text:p>
        </text:list-item>
        <text:list-item>
          <text:p text:style-name="P14"><text:span text:style-name="T3">jestSkrzyniaBiegowW, </text:span></text:p>
        </text:list-item>
        <text:list-item>
          <text:p text:style-name="P14"><text:span text:style-name="T3">jestPodwoziemW, </text:span></text:p>
        </text:list-item>
        <text:list-item>
          <text:p text:style-name="P14"><text:span text:style-name="T3">posiadaZawieszenie, </text:span></text:p>
        </text:list-item>
        <text:list-item>
          <text:p text:style-name="P14"><text:span text:style-name="T3">jestZawieszeniemW, </text:span></text:p>
        </text:list-item>
        <text:list-item>
          <text:p text:style-name="P14"><text:span text:style-name="T3">jestKolemW, </text:span></text:p>
        </text:list-item>
        <text:list-item>
          <text:p text:style-name="P14"><text:span text:style-name="T3">posiadaNadwozie, </text:span></text:p>
        </text:list-item>
        <text:list-item>
          <text:p text:style-name="P14"><text:span text:style-name="T3">posiadaSilnik, </text:span></text:p>
        </text:list-item>
        <text:list-item>
          <text:p text:style-name="P14"><text:span text:style-name="T3">posiadaKolo, </text:span></text:p>
        </text:list-item>
        <text:list-item>
          <text:p text:style-name="P14"><text:span text:style-name="T3">posiadaSkrzynieBieogow, </text:span></text:p>
        </text:list-item>
        <text:list-item>
          <text:p text:style-name="P14"><text:span text:style-name="T3">posiadaWymagalnoscISO, </text:span></text:p>
        </text:list-item>
        <text:list-item>
          <text:p text:style-name="P14"><text:soft-page-break/><text:span text:style-name="T3">jestSilnikiemW, </text:span></text:p>
        </text:list-item>
        <text:list-item>
          <text:p text:style-name="P14"><text:span text:style-name="T3">spalanieNa100KmWTrasie, </text:span></text:p>
        </text:list-item>
        <text:list-item>
          <text:p text:style-name="P14"><text:span text:style-name="T3">spalanieNa100KmWMiescie, </text:span></text:p>
        </text:list-item>
        <text:list-item>
          <text:p text:style-name="P14"><text:span text:style-name="T3">spalanieNa100Km, </text:span></text:p>
        </text:list-item>
        <text:list-item>
          <text:p text:style-name="P14"><text:span text:style-name="T3">spalanie, </text:span></text:p>
        </text:list-item>
        <text:list-item>
          <text:p text:style-name="P7"><text:span text:style-name="T3">cena</text:span></text:p>
        </text:list-item>
      </text:list>
      <text:p text:style-name="P6"><text:span text:style-name="T3"/></text:p>
      <text:p text:style-name="P8"><text:span text:style-name="T3">Zad 3.</text:span></text:p>
      <text:p text:style-name="P8"><text:span text:style-name="T3">Ontologia zawiera 24 instancje:</text:span></text:p>
      <text:p text:style-name="P8"><text:span text:style-name="T3"/></text:p>
      <text:list xml:id="list7892100714970172404" text:style-name="L3">
        <text:list-item>
          <text:p text:style-name="P9"><text:span text:style-name="T3">Wlochy, </text:span></text:p>
        </text:list-item>
        <text:list-item>
          <text:p text:style-name="P15"><text:span text:style-name="T3">Francja, </text:span></text:p>
        </text:list-item>
        <text:list-item>
          <text:p text:style-name="P15"><text:span text:style-name="T3">Niemcy, </text:span></text:p>
        </text:list-item>
        <text:list-item>
          <text:p text:style-name="P15"><text:span text:style-name="T3">Lancer, </text:span></text:p>
        </text:list-item>
        <text:list-item>
          <text:p text:style-name="P15"><text:span text:style-name="T3">Korea, </text:span></text:p>
        </text:list-item>
        <text:list-item>
          <text:p text:style-name="P15"><text:span text:style-name="T3">Nawigacja, </text:span></text:p>
        </text:list-item>
        <text:list-item>
          <text:p text:style-name="P15"><text:span text:style-name="T3">Polska, </text:span></text:p>
        </text:list-item>
        <text:list-item>
          <text:p text:style-name="P15"><text:span text:style-name="T3">Italia_458, </text:span></text:p>
        </text:list-item>
        <text:list-item>
          <text:p text:style-name="P15"><text:span text:style-name="T3">KoloZapasowe, </text:span></text:p>
        </text:list-item>
        <text:list-item>
          <text:p text:style-name="P15"><text:span text:style-name="T3">ElektryczneSzyby, </text:span></text:p>
        </text:list-item>
        <text:list-item>
          <text:p text:style-name="P15"><text:span text:style-name="T3">CL500, </text:span></text:p>
        </text:list-item>
        <text:list-item>
          <text:p text:style-name="P15"><text:span text:style-name="T3">Focus, </text:span></text:p>
        </text:list-item>
        <text:list-item>
          <text:p text:style-name="P15"><text:span text:style-name="T3">C3, </text:span></text:p>
        </text:list-item>
        <text:list-item>
          <text:p text:style-name="P15"><text:span text:style-name="T3">Tempomat, </text:span></text:p>
        </text:list-item>
        <text:list-item>
          <text:p text:style-name="P15"><text:span text:style-name="T3">CentralnyZamek, </text:span></text:p>
        </text:list-item>
        <text:list-item>
          <text:p text:style-name="P15"><text:span text:style-name="T3">Apteczka, </text:span></text:p>
        </text:list-item>
        <text:list-item>
          <text:p text:style-name="P15"><text:span text:style-name="T3">Wymagane, </text:span></text:p>
        </text:list-item>
        <text:list-item>
          <text:p text:style-name="P15"><text:span text:style-name="T3">Carerra, </text:span></text:p>
        </text:list-item>
        <text:list-item>
          <text:p text:style-name="P15"><text:span text:style-name="T3">Lancer_Evo, </text:span></text:p>
        </text:list-item>
        <text:list-item>
          <text:p text:style-name="P15"><text:span text:style-name="T3">PoduszkiPowietrzne, </text:span></text:p>
        </text:list-item>
        <text:list-item>
          <text:p text:style-name="P15"><text:span text:style-name="T3">Transit, </text:span></text:p>
        </text:list-item>
        <text:list-item>
          <text:p text:style-name="P15"><text:span text:style-name="T3">F50, </text:span></text:p>
        </text:list-item>
        <text:list-item>
          <text:p text:style-name="P15"><text:span text:style-name="T3">Japonia, </text:span></text:p>
        </text:list-item>
        <text:list-item>
          <text:p text:style-name="P9"><text:span text:style-name="T3">Opcjonalne </text:span></text:p>
        </text:list-item>
      </text:list>
      <text:p text:style-name="P8"><text:span text:style-name="T3"/></text:p>
      <text:p text:style-name="P8"><text:span text:style-name="T3">Zad 4.</text:span></text:p>
      <text:p text:style-name="P8"><text:span text:style-name="T3">Klasy wraz przypisanymi instacjami:</text:span></text:p>
      <text:p text:style-name="P8"><text:span text:style-name="T3"/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6"><text:span text:style-name="T3">Wyposazenie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Tempomat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Nawigacj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KoloZapasow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PoduszkiPowietrzn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entralnyZamek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ElektryczneSzyby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Apteczka</text:span></text:p>
          </table:table-cell>
        </table:table-row>
        <table:table-row>
          <table:table-cell table:style-name="Table1.A9" table:number-columns-spanned="2" office:value-type="string">
            <text:p text:style-name="P19"><text:span text:style-name="T3">Ferrari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Italia_458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50</text:span></text:p>
          </table:table-cell>
        </table:table-row>
        <text:soft-page-break/>
        <table:table-row>
          <table:table-cell table:style-name="Table1.A9" table:number-columns-spanned="2" office:value-type="string">
            <text:p text:style-name="P19"><text:span text:style-name="T3">Ford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Transit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ocus</text:span></text:p>
          </table:table-cell>
        </table:table-row>
        <table:table-row>
          <table:table-cell table:style-name="Table1.A9" table:number-columns-spanned="2" office:value-type="string">
            <text:p text:style-name="P19"><text:span text:style-name="T3">Country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Wlochy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Polsk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Kore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Japoni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rancja</text:span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Mercedes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L500</text:span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Porshe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arerr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/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Mitshubishi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Lancer_Evo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Lancer</text:span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Citroen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3</text:span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Fiat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/></text:p>
          </table:table-cell>
        </table:table-row>
        <table:table-row>
          <table:table-cell table:style-name="Table1.A21" table:number-columns-spanned="2" office:value-type="string">
            <text:p text:style-name="P19"><text:span text:style-name="T3">Thing</text:span></text:p>
          </table:table-cell>
          <table:covered-table-cell/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L500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PoduszkiPowietrzn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ocus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Wlochy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ElektryczneSzyby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/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Transit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KoloZapasow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Italia_458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Lancer_Evo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Wymagan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Niemcy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Nawigacj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entralnyZamek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Polsk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Tempomat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50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arerr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Lancer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C3</text:span></text:p>
          </table:table-cell>
        </table:table-row>
        <text:soft-page-break/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Francj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Opcjonalne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Apteczka</text:span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/></text:p>
          </table:table-cell>
        </table:table-row>
        <table:table-row>
          <table:table-cell table:style-name="Table1.A58" office:value-type="string">
            <text:p text:style-name="P17"><text:span text:style-name="T3"/></text:p>
          </table:table-cell>
          <table:table-cell table:style-name="Table1.B58" office:value-type="string">
            <text:p text:style-name="P17"><text:span text:style-name="T3">Japonia</text:span></text:p>
          </table:table-cell>
        </table:table-row>
        <table:table-row>
          <table:table-cell table:style-name="Table1.A59" office:value-type="string">
            <text:p text:style-name="P10"><text:span text:style-name="T3"/></text:p>
          </table:table-cell>
          <table:table-cell table:style-name="Table1.B59" office:value-type="string">
            <text:p text:style-name="P10"><text:span text:style-name="T3">Korea</text:span></text:p>
          </table:table-cell>
        </table:table-row>
      </table:table>
      <text:p text:style-name="P10"><text:span text:style-name="T3"/></text:p>
      <text:p text:style-name="P10"><text:span text:style-name="T3"/></text:p>
      <text:p text:style-name="P11"><text:span text:style-name="T3">Zad 5.</text:span></text:p>
      <text:p text:style-name="P11"><text:span text:style-name="T3">Klasy wraz z ich podklasami:</text:span></text:p>
      <text:p text:style-name="P11"><text:span text:style-name="T3"/></text:p>
      <text:p text:style-name="P11"><text:span text:style-name="T3">SamochodOkreslonegoTypu</text:span></text:p>
      <text:p text:style-name="P18"><text:span text:style-name="T3"><text:tab/>SamochodCombiDiesel</text:span></text:p>
      <text:p text:style-name="P18"><text:span text:style-name="T3"><text:tab/>SamochodSedan</text:span></text:p>
      <text:p text:style-name="P18"><text:span text:style-name="T3"><text:tab/>SmochodRajdowy</text:span></text:p>
      <text:p text:style-name="P18"><text:span text:style-name="T3"><text:tab/>SamochodCabrio</text:span></text:p>
      <text:p text:style-name="P18"><text:span text:style-name="T3"><text:tab/>SamochodHotHatch</text:span></text:p>
      <text:p text:style-name="P18"><text:span text:style-name="T3"><text:tab/>SamochodCombiBenzynowy</text:span></text:p>
      <text:p text:style-name="P18"><text:span text:style-name="T3"><text:tab/>SamochodSUV</text:span></text:p>
      <text:p text:style-name="P18"><text:span text:style-name="T3"><text:tab/>SamochodVan</text:span></text:p>
      <text:p text:style-name="P18"><text:span text:style-name="T3"><text:tab/>SamochodHatchBack</text:span></text:p>
      <text:p text:style-name="P18"><text:span text:style-name="T3"><text:tab/>SamochodMiniVan</text:span></text:p>
      <text:p text:style-name="P18"><text:span text:style-name="T3">PartycjaWartosci</text:span></text:p>
      <text:p text:style-name="P18"><text:span text:style-name="T3"><text:tab/>PartycjaWartosciMocy</text:span></text:p>
      <text:p text:style-name="P18"><text:span text:style-name="T3">Wyposazenie</text:span></text:p>
      <text:p text:style-name="P18"><text:span text:style-name="T3"><text:tab/>WyposazenieDodatkowe</text:span></text:p>
      <text:p text:style-name="P18"><text:span text:style-name="T3"><text:tab/>WyposazenieKomfortowe</text:span></text:p>
      <text:p text:style-name="P18"><text:span text:style-name="T3"><text:tab/>WyposazenieStandardowe</text:span></text:p>
      <text:p text:style-name="P18"><text:span text:style-name="T3">PartycjaWartosciMocy</text:span></text:p>
      <text:p text:style-name="P18"><text:span text:style-name="T3"><text:tab/>SredniaMoc</text:span></text:p>
      <text:p text:style-name="P18"><text:span text:style-name="T3"><text:tab/>NiskaMoc</text:span></text:p>
      <text:p text:style-name="P18"><text:span text:style-name="T3"><text:tab/>DuzaMoc</text:span></text:p>
      <text:p text:style-name="P18"><text:span text:style-name="T3"><text:tab/>BardzoDuzaMoc</text:span></text:p>
      <text:p text:style-name="P18"><text:span text:style-name="T3">SkrzyniaBiegow</text:span></text:p>
      <text:p text:style-name="P18"><text:span text:style-name="T3"><text:tab/>SkrzyniaBiegowManulana</text:span></text:p>
      <text:p text:style-name="P18"><text:span text:style-name="T3"><text:tab/>SkrzyniaBiegowAutomatyczna</text:span></text:p>
      <text:p text:style-name="P18"><text:span text:style-name="T3">Samochod</text:span></text:p>
      <text:p text:style-name="P18"><text:span text:style-name="T3"><text:tab/>SamochodOkreslonegoTypu</text:span></text:p>
      <text:p text:style-name="P18"><text:span text:style-name="T3"><text:tab/>SamochodZOkreslonegoKraju</text:span></text:p>
      <text:p text:style-name="P18"><text:span text:style-name="T3">Zawieszenie</text:span></text:p>
      <text:p text:style-name="P18"><text:span text:style-name="T3"><text:tab/>ZawieszenieTerenowe</text:span></text:p>
      <text:p text:style-name="P18"><text:span text:style-name="T3"><text:tab/>ZawieszenieStandardowe</text:span></text:p>
      <text:p text:style-name="P18"><text:span text:style-name="T3"><text:tab/>ZawieszenieSportowe</text:span></text:p>
      <text:p text:style-name="P18"><text:span text:style-name="T3">SamochodZOkreslonegoKraju</text:span></text:p>
      <text:p text:style-name="P18"><text:span text:style-name="T3"><text:tab/>SamochodOkreslonejMarki</text:span></text:p>
      <text:p text:style-name="P18"><text:span text:style-name="T3">Silnik</text:span></text:p>
      <text:p text:style-name="P18"><text:span text:style-name="T3"><text:tab/>SilnikWankla</text:span></text:p>
      <text:p text:style-name="P18"><text:span text:style-name="T3"><text:tab/>SilnikBoxer</text:span></text:p>
      <text:p text:style-name="P18"><text:span text:style-name="T3"><text:tab/>SilnikBenzynowy</text:span></text:p>
      <text:p text:style-name="P18"><text:span text:style-name="T3"><text:tab/>SilnikDiesla</text:span></text:p>
      <text:p text:style-name="P18"><text:span text:style-name="T3"><text:tab/>SilnikElektryczny</text:span></text:p>
      <text:p text:style-name="P18"><text:span text:style-name="T3">SamochodOkreslonejMarki</text:span></text:p>
      <text:p text:style-name="P18"><text:span text:style-name="T3"><text:tab/>Warszawa</text:span></text:p>
      <text:p text:style-name="P18"><text:span text:style-name="T3"><text:tab/>Smart</text:span></text:p>
      <text:p text:style-name="P18"><text:span text:style-name="T3"><text:tab/>Porshe</text:span></text:p>
      <text:p text:style-name="P18"><text:span text:style-name="T3"><text:tab/>Mitshubishi</text:span></text:p>
      <text:p text:style-name="P18"><text:span text:style-name="T3"><text:tab/>Mercedes</text:span></text:p>
      <text:p text:style-name="P18"><text:span text:style-name="T3"><text:tab/>Ford</text:span></text:p>
      <text:p text:style-name="P18"><text:span text:style-name="T3"><text:tab/>Fiat</text:span></text:p>
      <text:p text:style-name="P18"><text:soft-page-break/><text:span text:style-name="T3"><text:tab/>Ferrari</text:span></text:p>
      <text:p text:style-name="P18"><text:span text:style-name="T3"><text:tab/>Citroen</text:span></text:p>
      <text:p text:style-name="P18"><text:span text:style-name="T3">Thing</text:span></text:p>
      <text:p text:style-name="P18"><text:span text:style-name="T3"><text:tab/>WymagalnoscPrzezNormyISO</text:span></text:p>
      <text:p text:style-name="P18"><text:span text:style-name="T3">Nadwozie</text:span></text:p>
      <text:p text:style-name="P18"><text:span text:style-name="T3"><text:tab/>NadwozieCombi</text:span></text:p>
      <text:p text:style-name="P18"><text:span text:style-name="T3"><text:tab/>NadwozieSedan</text:span></text:p>
      <text:p text:style-name="P18"><text:span text:style-name="T3"><text:tab/>NadwozieSUV</text:span></text:p>
      <text:p text:style-name="P18"><text:span text:style-name="T3"><text:tab/>NadwozieCabrio</text:span></text:p>
      <text:p text:style-name="P18"><text:span text:style-name="T3"><text:tab/>NadwozieHatchBack</text:span></text:p>
      <text:p text:style-name="P18"><text:span text:style-name="T3"><text:tab/>NadwozieVan</text:span></text:p>
      <text:p text:style-name="P18"><text:span text:style-name="T3"><text:tab/>NadwozieMiniVan</text:span></text:p>
      <text:p text:style-name="P11"><text:span text:style-name="T3"><text:tab/>NadwozieHotHatch</text:span></text:p>
      <text:p text:style-name="P11"><text:span text:style-name="T3"/></text:p>
      <text:p text:style-name="P12"><text:span text:style-name="T3">Zad 6.</text:span></text:p>
      <text:p text:style-name="P12"><text:span text:style-name="T3"/></text:p>
      <text:p text:style-name="P12"><text:span text:style-name="T3">Włąściwości wraz z domeną i zakresem:</text:span></text:p>
      <text:p text:style-name="P12"><text:span text:style-name="T3"/></text:p>
      <text:p text:style-name="P12"><text:span text:style-name="T3">posiadaPodwozie</text:span></text:p>
      <text:p text:style-name="P18"><text:span text:style-name="T3"><text:tab/>domena : Samochod</text:span></text:p>
      <text:p text:style-name="P18"><text:span text:style-name="T3">posiadaMoc</text:span></text:p>
      <text:p text:style-name="P18"><text:span text:style-name="T3"><text:tab/>zakres : PartycjaWartosciMocy</text:span></text:p>
      <text:p text:style-name="P18"><text:span text:style-name="T3">jestNadwoziemSamochodu</text:span></text:p>
      <text:p text:style-name="P18"><text:span text:style-name="T3"><text:tab/>domena : Nadwozie</text:span></text:p>
      <text:p text:style-name="P18"><text:span text:style-name="T3"><text:tab/>zakres : Samochod</text:span></text:p>
      <text:p text:style-name="P18"><text:span text:style-name="T3">jestSkrzyniaBiegowW</text:span></text:p>
      <text:p text:style-name="P18"><text:span text:style-name="T3"><text:tab/>domena : SkrzyniaBiegow</text:span></text:p>
      <text:p text:style-name="P18"><text:span text:style-name="T3"><text:tab/>zakres : Samochod</text:span></text:p>
      <text:p text:style-name="P18"><text:span text:style-name="T3">jestPodwoziemW</text:span></text:p>
      <text:p text:style-name="P18"><text:span text:style-name="T3"><text:tab/>zakres : Samochod</text:span></text:p>
      <text:p text:style-name="P18"><text:span text:style-name="T3">posiadaZawieszenie</text:span></text:p>
      <text:p text:style-name="P18"><text:span text:style-name="T3"><text:tab/>domena : Samochod</text:span></text:p>
      <text:p text:style-name="P18"><text:span text:style-name="T3"><text:tab/>zakres : Zawieszenie</text:span></text:p>
      <text:p text:style-name="P18"><text:span text:style-name="T3">jestZawieszeniemW</text:span></text:p>
      <text:p text:style-name="P18"><text:span text:style-name="T3"><text:tab/>domena : Zawieszenie</text:span></text:p>
      <text:p text:style-name="P18"><text:span text:style-name="T3"><text:tab/>zakres : Samochod</text:span></text:p>
      <text:p text:style-name="P18"><text:span text:style-name="T3">jestKolemW</text:span></text:p>
      <text:p text:style-name="P18"><text:span text:style-name="T3"><text:tab/>domena : Kolo</text:span></text:p>
      <text:p text:style-name="P18"><text:span text:style-name="T3"><text:tab/>zakres : Samochod</text:span></text:p>
      <text:p text:style-name="P18"><text:span text:style-name="T3">posiadaNadwozie</text:span></text:p>
      <text:p text:style-name="P18"><text:span text:style-name="T3"><text:tab/>domena : Samochod</text:span></text:p>
      <text:p text:style-name="P18"><text:span text:style-name="T3"><text:tab/>zakres : Nadwozie</text:span></text:p>
      <text:p text:style-name="P18"><text:span text:style-name="T3">posiadaSilnik</text:span></text:p>
      <text:p text:style-name="P18"><text:span text:style-name="T3"><text:tab/>domena : Samochod</text:span></text:p>
      <text:p text:style-name="P18"><text:span text:style-name="T3"><text:tab/>zakres : Silnik</text:span></text:p>
      <text:p text:style-name="P18"><text:span text:style-name="T3">posiadaKolo</text:span></text:p>
      <text:p text:style-name="P18"><text:span text:style-name="T3"><text:tab/>domena : Samochod</text:span></text:p>
      <text:p text:style-name="P18"><text:span text:style-name="T3"><text:tab/>zakres : Kolo</text:span></text:p>
      <text:p text:style-name="P18"><text:span text:style-name="T3">posiadaSkrzynieBieogow</text:span></text:p>
      <text:p text:style-name="P18"><text:span text:style-name="T3"><text:tab/>domena : Samochod</text:span></text:p>
      <text:p text:style-name="P18"><text:span text:style-name="T3"><text:tab/>zakres : SkrzyniaBiegow</text:span></text:p>
      <text:p text:style-name="P18"><text:span text:style-name="T3">posiadaWymagalnoscISO</text:span></text:p>
      <text:p text:style-name="P18"><text:span text:style-name="T3"><text:tab/>domena : Wyposazenie</text:span></text:p>
      <text:p text:style-name="P18"><text:span text:style-name="T3"><text:tab/>zakres : WymagalnoscPrzezNormyISO</text:span></text:p>
      <text:p text:style-name="P18"><text:span text:style-name="T3">jestSilnikiemW</text:span></text:p>
      <text:p text:style-name="P18"><text:span text:style-name="T3"><text:tab/>domena : Silnik</text:span></text:p>
      <text:p text:style-name="P18"><text:span text:style-name="T3"><text:tab/>zakres : Samochod</text:span></text:p>
      <text:p text:style-name="P18"><text:span text:style-name="T3">spalanieNa100KmWTrasie</text:span></text:p>
      <text:p text:style-name="P18"><text:span text:style-name="T3">spalanieNa100KmWMiescie</text:span></text:p>
      <text:p text:style-name="P18"><text:span text:style-name="T3">spalanieNa100Km</text:span></text:p>
      <text:p text:style-name="P18"><text:span text:style-name="T3">spalanie</text:span></text:p>
      <text:p text:style-name="P12"><text:span text:style-name="T3">ce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oob </meta:initial-creator>
    <meta:creation-date>2016-01-19T22:39:31.638333760</meta:creation-date>
    <dc:date>2016-01-19T23:32:07.459502280</dc:date>
    <dc:creator>booob </dc:creator>
    <meta:editing-duration>PT22M4S</meta:editing-duration>
    <meta:editing-cycles>3</meta:editing-cycles>
    <meta:generator>LibreOffice/5.0.3.2$Linux_X86_64 LibreOffice_project/00m0$Build-2</meta:generator>
    <meta:document-statistic meta:table-count="1" meta:image-count="0" meta:object-count="0" meta:page-count="6" meta:paragraph-count="293" meta:word-count="492" meta:character-count="4337" meta:non-whitespace-character-count="4064"/>
  </office:meta>
</office:document-meta>
</file>